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ase 1: State Hypothesis</text:p>
      <text:p text:style-name="Standard">Capture the hypothesis (about product, customers, pricing, demand, competitors) imbeded in company's vision.</text:p>
      <text:p text:style-name="Standard"/>
      <text:list xml:id="list1378276812433458409" text:style-name="L1">
        <text:list-item>
          <text:p text:style-name="P2">The value of service lies not only in finding a good match for a user, but also lies in providing a smooth experience in daily carpooling.</text:p>
        </text:list-item>
        <text:list-item>
          <text:p text:style-name="P2">One source of frustration comes from not being able to find a good match for carpool. <text:s/>We solve this problem by having an automated process collecting data from most major ride-share sites, providing more options therefore better chance of finding a good match. <text:s/>We can potentially provide a smarter search engine than our competitors, but requires more time.</text:p>
        </text:list-item>
        <text:list-item>
          <text:p text:style-name="P2">Another source of frustration comes from not knowing where my driver is when it is time to go. <text:s/>We solve this by providing an app that allows drivers share real-time location to the passenger(s).</text:p>
        </text:list-item>
        <text:list-item>
          <text:p text:style-name="P2">Pricing scheme is unfair. <text:s/>If you look at the postings for commute under Stanford network, less than 1/3 of the postings are from drivers. <text:s/>It shows that there is a lack of interest from drivers. We solve this by?</text:p>
        </text:list-item>
      </text:list>
      <text:p text:style-name="Standard"/>
      <text:p text:style-name="P1">Phase 2: Test Hypothesis</text:p>
      <text:p text:style-name="Standard">Listen more, talk less. <text:s/>Revise product based on customer feedback.</text:p>
      <text:p text:style-name="Standard">Do it in person or use survey monkey?</text:p>
      <text:p text:style-name="Standard"><text:line-break/><text:span text:style-name="T1">Phase 3: Test Product Concept</text:span></text:p>
      <text:p text:style-name="Standard">Test product with customers. <text:s/>Goal is not to sell, but to get customers to say "Yes, that solves our problem"</text:p>
      <text:p text:style-name="Standard"/>
      <text:p text:style-name="P1">Phase 4: Verify</text:p>
      <text:p text:style-name="Standard">Verify resulting revenue will result in a profitable business model.</text:p>
      <text:p text:style-name="Standard"/>
      <text:p text:style-name="Standard">Customer development person/team needs to have the authority to change direction of company/product, while also have a flexible mind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12S</meta:editing-duration>
    <meta:editing-cycles>6</meta:editing-cycles>
    <meta:generator>OpenOffice.org/3.4.1$Win32 OpenOffice.org_project/341m1$Build-9593</meta:generator>
    <dc:date>2013-07-10T00:26:48.46</dc:date>
    <meta:document-statistic meta:table-count="0" meta:image-count="0" meta:object-count="0" meta:page-count="1" meta:paragraph-count="14" meta:word-count="257" meta:character-count="1532"/>
    <meta:user-defined meta:name="Info 1"/>
    <meta:user-defined meta:name="Info 2"/>
    <meta:user-defined meta:name="Info 3"/>
    <meta:user-defined meta:name="Info 4"/>
  </office:meta>
</office:document-meta>
</file>